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mazon Ember&quot;" svg:font-family="'&quot;Amazon Ember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2.7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7.94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86.09pt"/>
    </style:style>
    <style:style style:name="co6" style:family="table-column">
      <style:table-column-properties fo:break-before="auto" style:column-width="144.45pt"/>
    </style:style>
    <style:style style:name="co7" style:family="table-column">
      <style:table-column-properties fo:break-before="auto" style:column-width="82.66pt"/>
    </style:style>
    <style:style style:name="co8" style:family="table-column">
      <style:table-column-properties fo:break-before="auto" style:column-width="90.99pt"/>
    </style:style>
    <style:style style:name="co9" style:family="table-column">
      <style:table-column-properties fo:break-before="auto" style:column-width="122.94pt"/>
    </style:style>
    <style:style style:name="co10" style:family="table-column">
      <style:table-column-properties fo:break-before="auto" style:column-width="93.06pt"/>
    </style:style>
    <style:style style:name="co11" style:family="table-column">
      <style:table-column-properties fo:break-before="auto" style:column-width="112.51pt"/>
    </style:style>
    <style:style style:name="co12" style:family="table-column">
      <style:table-column-properties fo:break-before="auto" style:column-width="134.76pt"/>
    </style:style>
    <style:style style:name="co13" style:family="table-column">
      <style:table-column-properties fo:break-before="auto" style:column-width="14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erformance_20_comparison">
      <style:table-properties table:display="true" style:writing-mode="lr-tb"/>
    </style:style>
    <style:style style:name="ta2" style:family="table" style:master-page-name="PageStyle_5f_Paid_20_APIs_20_-_20_public_20_pricing">
      <style:table-properties table:display="true" style:writing-mode="lr-tb"/>
    </style:style>
    <style:style style:name="ta3" style:family="table" style:master-page-name="PageStyle_5f_GPU_20_pricing_20_comparison">
      <style:table-properties table:display="true" style:writing-mode="lr-tb"/>
    </style:style>
    <style:style style:name="ta4" style:family="table" style:master-page-name="PageStyle_5f_OpenSource-LLM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dadce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adce0" style:vertical-align="top" loext:vertical-justify="auto"/>
      <style:paragraph-properties fo:text-align="start" css3t:text-justify="auto" fo:margin-left="0pt" style:writing-mode="pag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737c86" fo:background-color="#161d26" style:diagonal-bl-tr="none" style:diagonal-tl-br="none" style:text-align-source="value-type" style:repeat-content="false" fo:wrap-option="no-wrap" fo:border-left="none" style:direction="ltr" fo:border-right="0.74pt solid #737c86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c6c6cd" style:text-outline="false" style:text-line-through-style="none" style:text-line-through-type="none" style:font-name="&quot;Amazon Ember&quot;" fo:font-size="11pt" fo:font-style="normal" fo:text-shadow="none" style:text-underline-style="none" fo:font-weight="normal" style:font-size-asian="11pt" style:font-style-asian="normal" style:font-weight-asian="normal" style:font-name-complex="&quot;Amazon Ember&quot;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rformance compariso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42.75pt" svg:x="164.04pt" svg:y="23.24pt" draw:caption-point-x="-11.54pt" draw:caption-point-y="-22.96pt">
              <dc:date>2025-10-06T00:00:00</dc:date>
              <text:p text:style-name="P1">according to https://huggingface.co/blog/llama31#inference-memory-requirements</text:p>
              <text:p text:style-name="P1"><text:tab/>-João Lages</text:p>
            </office:annotation>
            <text:p>Model</text:p>
          </table:table-cell>
          <table:table-cell table:style-name="ce2" office:value-type="string" calcext:value-type="string">
            <text:p><text:a xlink:href="https://lmarena.ai/leaderboard/text" xlink:type="simple">LMArena</text:a></text:p>
          </table:table-cell>
          <table:table-cell table:style-name="ce1" office:value-type="string" calcext:value-type="string">
            <text:p>Categor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PT-5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string" calcext:value-type="string">
            <text:p>Fronti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PT-5 mini</text:p>
          </table:table-cell>
          <table:table-cell table:style-name="ce1" office:value-type="float" office:value="1389" calcext:value-type="float">
            <text:p>1389</text:p>
          </table:table-cell>
          <table:table-cell table:style-name="ce1" office:value-type="string" calcext:value-type="string">
            <text:p>Balanc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PT-5 nano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Lightweigh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us 4.1</text:p>
          </table:table-cell>
          <table:table-cell table:style-name="ce1" office:value-type="float" office:value="1449" calcext:value-type="float">
            <text:p>1449</text:p>
          </table:table-cell>
          <table:table-cell table:style-name="ce1" office:value-type="string" calcext:value-type="string">
            <text:p>Fronti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nnet 4.5</text:p>
          </table:table-cell>
          <table:table-cell table:style-name="ce1" office:value-type="float" office:value="1399" calcext:value-type="float">
            <text:p>1399</text:p>
          </table:table-cell>
          <table:table-cell table:style-name="ce1" office:value-type="string" calcext:value-type="string">
            <text:p>Balanc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iku 3.5</text:p>
          </table:table-cell>
          <table:table-cell table:style-name="ce1" office:value-type="float" office:value="1317" calcext:value-type="float">
            <text:p>1317</text:p>
          </table:table-cell>
          <table:table-cell table:style-name="ce1" office:value-type="string" calcext:value-type="string">
            <text:p>Lightweigh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mini 2.5 Pro</text:p>
          </table:table-cell>
          <table:table-cell table:style-name="ce1" office:value-type="float" office:value="1456" calcext:value-type="float">
            <text:p>1456</text:p>
          </table:table-cell>
          <table:table-cell table:style-name="ce1" office:value-type="string" calcext:value-type="string">
            <text:p>Fronti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mini 2.5 Flash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string" calcext:value-type="string">
            <text:p>Balanc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mini 2.5 Flash Lite</text:p>
          </table:table-cell>
          <table:table-cell/>
          <table:table-cell table:style-name="ce1" office:value-type="string" calcext:value-type="string">
            <text:p>Lightweigh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mini 2.0 Flash</text:p>
          </table:table-cell>
          <table:table-cell/>
          <table:table-cell table:style-name="ce1" office:value-type="string" calcext:value-type="string">
            <text:p>Balanc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mini 2.0 Flash Lite</text:p>
          </table:table-cell>
          <table:table-cell table:style-name="ce1" office:value-type="float" office:value="1351" calcext:value-type="float">
            <text:p>1351</text:p>
          </table:table-cell>
          <table:table-cell table:style-name="ce1" office:value-type="string" calcext:value-type="string">
            <text:p>Lightweigh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mand A</text:p>
          </table:table-cell>
          <table:table-cell table:style-name="ce1" office:value-type="float" office:value="1347" calcext:value-type="float">
            <text:p>1347</text:p>
          </table:table-cell>
          <table:table-cell table:style-name="ce1" office:value-type="string" calcext:value-type="string">
            <text:p>Balanc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mand R</text:p>
          </table:table-cell>
          <table:table-cell table:style-name="ce1" office:value-type="float" office:value="1249" calcext:value-type="float">
            <text:p>1249</text:p>
          </table:table-cell>
          <table:table-cell table:style-name="ce1" office:value-type="string" calcext:value-type="string">
            <text:p>Balanc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mand R7B</text:p>
          </table:table-cell>
          <table:table-cell/>
          <table:table-cell table:style-name="ce1" office:value-type="string" calcext:value-type="string">
            <text:p>Lightweigh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gistral Medium</text:p>
          </table:table-cell>
          <table:table-cell table:style-name="ce1" office:value-type="float" office:value="1297" calcext:value-type="float">
            <text:p>1297</text:p>
          </table:table-cell>
          <table:table-cell table:style-name="ce1" office:value-type="string" calcext:value-type="string">
            <text:p>Fronti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stral Medium 3</text:p>
          </table:table-cell>
          <table:table-cell table:style-name="ce1" office:value-type="float" office:value="1407" calcext:value-type="float">
            <text:p>1407</text:p>
          </table:table-cell>
          <table:table-cell table:style-name="ce1" office:value-type="string" calcext:value-type="string">
            <text:p>Balanc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huggingface.co/Qwen/Qwen3-235B-A22B-Instruct-2507" xlink:type="simple">Qwen3-235B-A22B-Instruct-2507</text:a></text:p>
          </table:table-cell>
          <table:table-cell table:style-name="ce1" office:value-type="float" office:value="1419" calcext:value-type="float">
            <text:p>1419</text:p>
          </table:table-cell>
          <table:table-cell table:style-name="ce1" office:value-type="string" calcext:value-type="string">
            <text:p>Balanc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huggingface.co/deepseek-ai/DeepSeek-R1-0528" xlink:type="simple">DeepSeek-R1-0528</text:a></text:p>
          </table:table-cell>
          <table:table-cell table:style-name="ce1" office:value-type="float" office:value="1417" calcext:value-type="float">
            <text:p>1417</text:p>
          </table:table-cell>
          <table:table-cell table:style-name="ce1" office:value-type="string" calcext:value-type="string">
            <text:p>Balanc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huggingface.co/Qwen/Qwen3-Next-80B-A3B-Instruct" xlink:type="simple">Qwen3-Next-80B-A3B-Instruct</text:a></text:p>
          </table:table-cell>
          <table:table-cell table:style-name="ce1" office:value-type="float" office:value="1402" calcext:value-type="float">
            <text:p>1402</text:p>
          </table:table-cell>
          <table:table-cell table:style-name="ce1" office:value-type="string" calcext:value-type="string">
            <text:p>Lightwe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huggingface.co/zai-org/GLM-4.5" xlink:type="simple">GLM-4.5</text:a></text:p>
          </table:table-cell>
          <table:table-cell table:style-name="ce1" office:value-type="float" office:value="1407" calcext:value-type="float">
            <text:p>1407</text:p>
          </table:table-cell>
          <table:table-cell table:style-name="ce1" office:value-type="string" calcext:value-type="string">
            <text:p>Balanc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huggingface.co/meta-llama/Llama-3.3-70B-Instruct" xlink:type="simple">Llama-3.3-70B-Instruct</text:a></text:p>
          </table:table-cell>
          <table:table-cell table:style-name="ce1" office:value-type="float" office:value="1316" calcext:value-type="float">
            <text:p>1316</text:p>
          </table:table-cell>
          <table:table-cell table:style-name="ce1" office:value-type="string" calcext:value-type="string">
            <text:p>Lightweigh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<text:a xlink:href="https://huggingface.co/Qwen/Qwen3-VL-235B-A22B-Instruct" xlink:type="simple">Qwen3-VL-235B-A22B-Instruct</text:a></text:p>
          </table:table-cell>
          <table:table-cell table:style-name="ce1" office:value-type="float" office:value="1421" calcext:value-type="float">
            <text:p>1421</text:p>
          </table:table-cell>
          <table:table-cell table:style-name="ce1" office:value-type="string" calcext:value-type="string">
            <text:p>Balanc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<text:a xlink:href="https://huggingface.co/meituan-longcat/LongCat-Flash-Chat" xlink:type="simple">LongCat-Flash-Chat</text:a></text:p>
          </table:table-cell>
          <table:table-cell table:style-name="ce1" office:value-type="float" office:value="1399" calcext:value-type="float">
            <text:p>1399</text:p>
          </table:table-cell>
          <table:table-cell table:style-name="ce1" office:value-type="string" calcext:value-type="string">
            <text:p>Lightweigh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<text:a xlink:href="https://huggingface.co/Qwen/Qwen3-30B-A3B-Instruct-2507" xlink:type="simple">Qwen3-30B-A3B-Instruct-2507</text:a></text:p>
          </table:table-cell>
          <table:table-cell table:style-name="ce1" office:value-type="float" office:value="1383" calcext:value-type="float">
            <text:p>1383</text:p>
          </table:table-cell>
          <table:table-cell table:style-name="ce1" office:value-type="string" calcext:value-type="string">
            <text:p>Lightwe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huggingface.co/google/gemma-3-27b-it" xlink:type="simple">gemma-3-27b-it</text:a></text:p>
          </table:table-cell>
          <table:table-cell table:style-name="ce1" office:value-type="float" office:value="1362" calcext:value-type="float">
            <text:p>1362</text:p>
          </table:table-cell>
          <table:table-cell table:style-name="ce1" office:value-type="string" calcext:value-type="string">
            <text:p>Lightwe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huggingface.co/mistralai/Mistral-Small-3.2-24B-Instruct-2506" xlink:type="simple">Mistral-Small-3.2-24B-Instruct-2506</text:a></text:p>
          </table:table-cell>
          <table:table-cell table:style-name="ce1" office:value-type="float" office:value="1351" calcext:value-type="float">
            <text:p>1351</text:p>
          </table:table-cell>
          <table:table-cell table:style-name="ce1" office:value-type="string" calcext:value-type="string">
            <text:p>Lightwe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huggingface.co/google/gemma-3-12b-it" xlink:type="simple">gemma-3-12b-it</text:a></text:p>
          </table:table-cell>
          <table:table-cell table:style-name="ce1" office:value-type="float" office:value="1339" calcext:value-type="float">
            <text:p>1339</text:p>
          </table:table-cell>
          <table:table-cell table:style-name="ce1" office:value-type="string" calcext:value-type="string">
            <text:p>Lightwe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huggingface.co/google/gemma-3-4b-it" xlink:type="simple">gemma-3-4b-it</text:a>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string" calcext:value-type="string">
            <text:p>Lightwe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huggingface.co/meta-llama/Llama-3.1-8B-Instruct" xlink:type="simple">Llama-3.1-8B-Instruct</text:a></text:p>
          </table:table-cell>
          <table:table-cell table:style-name="ce1" office:value-type="float" office:value="1210" calcext:value-type="float">
            <text:p>1210</text:p>
          </table:table-cell>
          <table:table-cell table:style-name="ce1" office:value-type="string" calcext:value-type="string">
            <text:p>Lightwe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huggingface.co/openai/gpt-oss-120b" xlink:type="simple">gpt-oss-120b</text:a></text:p>
          </table:table-cell>
          <table:table-cell table:style-name="ce1" office:value-type="float" office:value="1347" calcext:value-type="float">
            <text:p>1347</text:p>
          </table:table-cell>
          <table:table-cell table:style-name="ce1" office:value-type="string" calcext:value-type="string">
            <text:p>Lightwe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huggingface.co/openai/gpt-oss-20b" xlink:type="simple">gpt-oss-20b</text:a></text:p>
          </table:table-cell>
          <table:table-cell table:style-name="ce1" office:value-type="float" office:value="1320" calcext:value-type="float">
            <text:p>1320</text:p>
          </table:table-cell>
          <table:table-cell table:style-name="ce1" office:value-type="string" calcext:value-type="string">
            <text:p>Lightweight</text:p>
          </table:table-cell>
          <table:table-cell table:number-columns-repeated="1021"/>
        </table:table-row>
        <table:table-row table:style-name="ro1" table:number-rows-repeated="28">
          <table:table-cell table:style-name="ce1"/>
          <table:table-cell table:number-columns-repeated="1023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Performance comparison'.$A$1" table:cell-range-address="$'Performance comparison'.$A$1:.$C$1000"/>
        </table:named-expressions>
      </table:table>
      <table:table table:name="Paid APIs - public pricing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odel</text:p>
          </table:table-cell>
          <table:table-cell table:style-name="ce4" office:value-type="string" calcext:value-type="string">
            <text:p>Input Cost ($/1M tokens)</text:p>
          </table:table-cell>
          <table:table-cell table:style-name="ce4" office:value-type="string" calcext:value-type="string">
            <text:p>Output Cost ($/1M tokens)</text:p>
          </table:table-cell>
          <table:table-cell table:style-name="ce1" office:value-type="string" calcext:value-type="string">
            <text:p>Lin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penAI</text:p>
          </table:table-cell>
          <table:table-cell table:style-name="ce1" office:value-type="string" calcext:value-type="string">
            <text:p>GPT-5</text:p>
          </table:table-cell>
          <table:table-cell table:style-name="ce4" office:value-type="float" office:value="1.25" calcext:value-type="float">
            <text:p>1.25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openai.com/api/pricing/" xlink:type="simple">https://openai.com/api/pricing/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penAI</text:p>
          </table:table-cell>
          <table:table-cell table:style-name="ce1" office:value-type="string" calcext:value-type="string">
            <text:p>GPT-5 mini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openai.com/api/pricing/" xlink:type="simple">https://openai.com/api/pricing/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penAI</text:p>
          </table:table-cell>
          <table:table-cell table:style-name="ce1" office:value-type="string" calcext:value-type="string">
            <text:p>GPT-5 nano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4" calcext:value-type="float">
            <text:p>0.4</text:p>
          </table:table-cell>
          <table:table-cell table:style-name="ce2" office:value-type="string" calcext:value-type="string">
            <text:p><text:a xlink:href="https://openai.com/api/pricing/" xlink:type="simple">https://openai.com/api/pricing/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thropic</text:p>
          </table:table-cell>
          <table:table-cell table:style-name="ce1" office:value-type="string" calcext:value-type="string">
            <text:p>Opus 4.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5" calcext:value-type="float">
            <text:p>75</text:p>
          </table:table-cell>
          <table:table-cell table:style-name="ce2" office:value-type="string" calcext:value-type="string">
            <text:p><text:a xlink:href="https://claude.com/pricing#api" xlink:type="simple">https://claude.com/pricing#api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thropic</text:p>
          </table:table-cell>
          <table:table-cell table:style-name="ce1" office:value-type="string" calcext:value-type="string">
            <text:p>Sonnet 4.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claude.com/pricing#api" xlink:type="simple">https://claude.com/pricing#api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thropic</text:p>
          </table:table-cell>
          <table:table-cell table:style-name="ce1" office:value-type="string" calcext:value-type="string">
            <text:p>Haiku 3.5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claude.com/pricing#api" xlink:type="simple">https://claude.com/pricing#api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Gemini 2.5 Pro</text:p>
          </table:table-cell>
          <table:table-cell table:style-name="ce4" office:value-type="float" office:value="1.25" calcext:value-type="float">
            <text:p>1.25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cloud.google.com/vertex-ai/generative-ai/pricing" xlink:type="simple">https://cloud.google.com/vertex-ai/generative-ai/pricing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Gemini 2.5 Flash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5" calcext:value-type="float">
            <text:p>2.5</text:p>
          </table:table-cell>
          <table:table-cell table:style-name="ce2" office:value-type="string" calcext:value-type="string">
            <text:p><text:a xlink:href="https://cloud.google.com/vertex-ai/generative-ai/pricing" xlink:type="simple">https://cloud.google.com/vertex-ai/generative-ai/pricing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Gemini 2.5 Flash Lite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2" office:value-type="string" calcext:value-type="string">
            <text:p><text:a xlink:href="https://cloud.google.com/vertex-ai/generative-ai/pricing" xlink:type="simple">https://cloud.google.com/vertex-ai/generative-ai/pricing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Gemini 2.0 Flash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6" calcext:value-type="float">
            <text:p>0.6</text:p>
          </table:table-cell>
          <table:table-cell table:style-name="ce2" office:value-type="string" calcext:value-type="string">
            <text:p><text:a xlink:href="https://cloud.google.com/vertex-ai/generative-ai/pricing" xlink:type="simple">https://cloud.google.com/vertex-ai/generative-ai/pricing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Gemini 2.0 Flash Lite</text:p>
          </table:table-cell>
          <table:table-cell table:style-name="ce1" office:value-type="float" office:value="0.075" calcext:value-type="float">
            <text:p>0.075</text:p>
          </table:table-cell>
          <table:table-cell table:style-name="ce1" office:value-type="float" office:value="0.3" calcext:value-type="float">
            <text:p>0.3</text:p>
          </table:table-cell>
          <table:table-cell table:style-name="ce2" office:value-type="string" calcext:value-type="string">
            <text:p><text:a xlink:href="https://cloud.google.com/vertex-ai/generative-ai/pricing" xlink:type="simple">https://cloud.google.com/vertex-ai/generative-ai/pricing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here</text:p>
          </table:table-cell>
          <table:table-cell table:style-name="ce1" office:value-type="string" calcext:value-type="string">
            <text:p>Command A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cohere.com/pricing" xlink:type="simple">https://cohere.com/pricing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here</text:p>
          </table:table-cell>
          <table:table-cell table:style-name="ce1" office:value-type="string" calcext:value-type="string">
            <text:p>Command R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6" calcext:value-type="float">
            <text:p>0.6</text:p>
          </table:table-cell>
          <table:table-cell table:style-name="ce2" office:value-type="string" calcext:value-type="string">
            <text:p><text:a xlink:href="https://cohere.com/pricing" xlink:type="simple">https://cohere.com/pricing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here</text:p>
          </table:table-cell>
          <table:table-cell table:style-name="ce1" office:value-type="string" calcext:value-type="string">
            <text:p>Command R7B</text:p>
          </table:table-cell>
          <table:table-cell table:style-name="ce4" office:value-type="float" office:value="0.0375" calcext:value-type="float">
            <text:p>0.0375</text:p>
          </table:table-cell>
          <table:table-cell table:style-name="ce4" office:value-type="float" office:value="0.15" calcext:value-type="float">
            <text:p>0.15</text:p>
          </table:table-cell>
          <table:table-cell table:style-name="ce2" office:value-type="string" calcext:value-type="string">
            <text:p><text:a xlink:href="https://cohere.com/pricing" xlink:type="simple">https://cohere.com/pricing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stral AI</text:p>
          </table:table-cell>
          <table:table-cell table:style-name="ce1" office:value-type="string" calcext:value-type="string">
            <text:p>Magistral Mediu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mistral.ai/pricing#api-pricing" xlink:type="simple">https://mistral.ai/pricing#api-pricing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stral AI</text:p>
          </table:table-cell>
          <table:table-cell table:style-name="ce1" office:value-type="string" calcext:value-type="string">
            <text:p>Mistral Medium 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mistral.ai/pricing#api-pricing" xlink:type="simple">https://mistral.ai/pricing#api-pricing</text:a></text:p>
          </table:table-cell>
          <table:table-cell table:number-columns-repeated="1019"/>
        </table:table-row>
        <table:table-row table:style-name="ro1" table:number-rows-repeated="990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 table:number-rows-repeated="104756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Performance comparison'.$A$1" table:cell-range-address="$'Paid APIs - public pricing'.$A$1:.$E$1007"/>
        </table:named-expressions>
      </table:table>
      <table:table table:name="GPU pricing comparison" table:style-name="ta3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4" table:number-columns-repeated="4" table:default-cell-style-name="Default"/>
        <table:table-column table:style-name="co12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GPU total VRAM</text:p>
          </table:table-cell>
          <table:table-cell table:style-name="ce1" office:value-type="string" calcext:value-type="string">
            <text:p>On-Demand Price/hr ($)</text:p>
          </table:table-cell>
          <table:table-cell table:style-name="ce1" office:value-type="string" calcext:value-type="string">
            <text:p>Spot Price/hr ($)</text:p>
          </table:table-cell>
          <table:table-cell table:style-name="ce1" office:value-type="string" calcext:value-type="string">
            <text:p>Spot Price/month ($)</text:p>
          </table:table-cell>
          <table:table-cell table:style-name="ce4" office:value-type="string" calcext:value-type="string">
            <text:p>Regular Provisioning Model (per month)</text:p>
            <text:p>No subscription</text:p>
          </table:table-cell>
          <table:table-cell table:style-name="ce4" office:value-type="string" calcext:value-type="string">
            <text:p>Regular Provisioning Model (per month)</text:p>
            <text:p>1 year subscription</text:p>
          </table:table-cell>
          <table:table-cell table:style-name="ce4" office:value-type="string" calcext:value-type="string">
            <text:p>Regular Provisioning Model (per month)</text:p>
            <text:p>3 year subscription</text:p>
          </table:table-cell>
          <table:table-cell table:style-name="ce4" office:value-type="string" calcext:value-type="string">
            <text:p>Spot Provisioning Model (per month)</text:p>
          </table:table-cell>
          <table:table-cell table:style-name="ce1" office:value-type="string" calcext:value-type="string">
            <text:p>Link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5" office:value-type="string" calcext:value-type="string">
            <text:p>a3-highgpu-1g</text:p>
          </table:table-cell>
          <table:table-cell table:style-name="ce5" office:value-type="float" office:value="80" calcext:value-type="float">
            <text:p>80</text:p>
          </table:table-cell>
          <table:table-cell table:style-name="ce7"/>
          <table:table-cell table:number-columns-repeated="2"/>
          <table:table-cell table:style-name="ce9" office:value-type="float" office:value="8077.11" calcext:value-type="float">
            <text:p>8,077.11</text:p>
          </table:table-cell>
          <table:table-cell table:style-name="ce9" office:value-type="float" office:value="5603.66" calcext:value-type="float">
            <text:p>5,603.66</text:p>
          </table:table-cell>
          <table:table-cell table:style-name="ce9" office:value-type="float" office:value="3548.77" calcext:value-type="float">
            <text:p>3,548.77</text:p>
          </table:table-cell>
          <table:table-cell table:style-name="ce9" office:value-type="float" office:value="1860.75" calcext:value-type="float">
            <text:p>1,860.75</text:p>
          </table:table-cell>
          <table:table-cell table:style-name="ce2" office:value-type="string" calcext:value-type="string">
            <text:p><text:a xlink:href="https://cloud.google.com/products/calculator" xlink:type="simple">https://cloud.google.com/products/calculator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6" office:value-type="string" calcext:value-type="string">
            <text:p>a3-highgpu-2g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3"/>
          <table:table-cell table:style-name="ce9" office:value-type="float" office:value="16151.83" calcext:value-type="float">
            <text:p>16,151.83</text:p>
          </table:table-cell>
          <table:table-cell table:style-name="ce9" office:value-type="float" office:value="11204.92" calcext:value-type="float">
            <text:p>11,204.92</text:p>
          </table:table-cell>
          <table:table-cell table:style-name="ce10" office:value-type="float" office:value="7095.15" calcext:value-type="float">
            <text:p>7,095.15</text:p>
          </table:table-cell>
          <table:table-cell table:style-name="ce9" office:value-type="float" office:value="3719.1" calcext:value-type="float">
            <text:p>3,719.10</text:p>
          </table:table-cell>
          <table:table-cell table:style-name="ce2" office:value-type="string" calcext:value-type="string">
            <text:p><text:a xlink:href="https://cloud.google.com/products/calculator" xlink:type="simple">https://cloud.google.com/products/calculator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a2-ultragpu-1g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.06879789" calcext:value-type="float">
            <text:p>5.06879789</text:p>
          </table:table-cell>
          <table:table-cell table:number-columns-repeated="2"/>
          <table:table-cell table:style-name="ce9" office:value-type="float" office:value="3703.22" calcext:value-type="float">
            <text:p>3,703.22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9" office:value-type="float" office:value="1478.63" calcext:value-type="float">
            <text:p>1,478.63</text:p>
          </table:table-cell>
          <table:table-cell table:style-name="ce11" office:value-type="string" calcext:value-type="string">
            <text:p><text:a xlink:href="https://cloud.google.com/products/calculator" xlink:type="simple">https://cloud.google.com/products/calculator
https://cloud.google.com/compute/all-pricing?hl=en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a2-ultragpu-2g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0.137595781" calcext:value-type="float">
            <text:p>10.137595781</text:p>
          </table:table-cell>
          <table:table-cell table:number-columns-repeated="2"/>
          <table:table-cell table:style-name="ce9" office:value-type="float" office:value="7403.44" calcext:value-type="float">
            <text:p>7,403.44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9" office:value-type="float" office:value="2954.25" calcext:value-type="float">
            <text:p>2,954.25</text:p>
          </table:table-cell>
          <table:table-cell table:style-name="ce11" office:value-type="string" calcext:value-type="string">
            <text:p><text:a xlink:href="https://cloud.google.com/products/calculator" xlink:type="simple">https://cloud.google.com/products/calculator
https://cloud.google.com/compute/all-pricing?hl=en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a2-highgpu-2g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.3467" calcext:value-type="float">
            <text:p>7.3467</text:p>
          </table:table-cell>
          <table:table-cell table:number-columns-repeated="2"/>
          <table:table-cell table:style-name="ce9" office:value-type="float" office:value="5426.14" calcext:value-type="float">
            <text:p>5,426.14</text:p>
          </table:table-cell>
          <table:table-cell table:style-name="ce9" office:value-type="float" office:value="3419.54" calcext:value-type="float">
            <text:p>3,419.54</text:p>
          </table:table-cell>
          <table:table-cell table:style-name="ce9" office:value-type="float" office:value="1907.13" calcext:value-type="float">
            <text:p>1,907.13</text:p>
          </table:table-cell>
          <table:table-cell table:style-name="ce9" office:value-type="float" office:value="2124.86" calcext:value-type="float">
            <text:p>2,124.86</text:p>
          </table:table-cell>
          <table:table-cell table:style-name="ce11" office:value-type="string" calcext:value-type="string">
            <text:p><text:a xlink:href="https://cloud.google.com/products/calculator" xlink:type="simple">https://cloud.google.com/products/calculator
https://cloud.google.com/compute/all-pricing?hl=en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a2-highgpu-4g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4.69354" calcext:value-type="float">
            <text:p>14.69354</text:p>
          </table:table-cell>
          <table:table-cell table:number-columns-repeated="2"/>
          <table:table-cell table:style-name="ce9" office:value-type="float" office:value="10849.28" calcext:value-type="float">
            <text:p>10,849.28</text:p>
          </table:table-cell>
          <table:table-cell table:style-name="ce9" office:value-type="float" office:value="6836.08" calcext:value-type="float">
            <text:p>6,836.08</text:p>
          </table:table-cell>
          <table:table-cell table:style-name="ce9" office:value-type="float" office:value="3811.27" calcext:value-type="float">
            <text:p>3,811.27</text:p>
          </table:table-cell>
          <table:table-cell table:style-name="ce9" office:value-type="float" office:value="4246.73" calcext:value-type="float">
            <text:p>4,246.73</text:p>
          </table:table-cell>
          <table:table-cell table:style-name="ce11" office:value-type="string" calcext:value-type="string">
            <text:p><text:a xlink:href="https://cloud.google.com/products/calculator" xlink:type="simple">https://cloud.google.com/products/calculator
https://cloud.google.com/compute/all-pricing?hl=en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g2-standard-4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.001665392" calcext:value-type="float">
            <text:p>4.001665392</text:p>
          </table:table-cell>
          <table:table-cell table:number-columns-repeated="2"/>
          <table:table-cell table:style-name="ce9" office:value-type="float" office:value="3044.22" calcext:value-type="float">
            <text:p>3,044.22</text:p>
          </table:table-cell>
          <table:table-cell table:style-name="ce9" office:value-type="float" office:value="1918.97" calcext:value-type="float">
            <text:p>1,918.97</text:p>
          </table:table-cell>
          <table:table-cell table:style-name="ce9" office:value-type="float" office:value="1371.55" calcext:value-type="float">
            <text:p>1,371.55</text:p>
          </table:table-cell>
          <table:table-cell table:style-name="ce9" office:value-type="float" office:value="1199.28" calcext:value-type="float">
            <text:p>1,199.28</text:p>
          </table:table-cell>
          <table:table-cell table:style-name="ce11" office:value-type="string" calcext:value-type="string">
            <text:p><text:a xlink:href="https://cloud.google.com/products/calculator" xlink:type="simple">https://cloud.google.com/products/calculator
https://cloud.google.com/compute/all-pricing?hl=en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g2-standard-96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8.003330784" calcext:value-type="float">
            <text:p>8.003330784</text:p>
          </table:table-cell>
          <table:table-cell table:number-columns-repeated="2"/>
          <table:table-cell table:style-name="ce9" office:value-type="float" office:value="6085.43" calcext:value-type="float">
            <text:p>6,085.43</text:p>
          </table:table-cell>
          <table:table-cell table:style-name="ce9" office:value-type="float" office:value="3834.93" calcext:value-type="float">
            <text:p>3,834.93</text:p>
          </table:table-cell>
          <table:table-cell table:style-name="ce9" office:value-type="float" office:value="2740.09" calcext:value-type="float">
            <text:p>2,740.09</text:p>
          </table:table-cell>
          <table:table-cell table:style-name="ce9" office:value-type="float" office:value="2395.56" calcext:value-type="float">
            <text:p>2,395.56</text:p>
          </table:table-cell>
          <table:table-cell table:style-name="ce11" office:value-type="string" calcext:value-type="string">
            <text:p><text:a xlink:href="https://cloud.google.com/products/calculator" xlink:type="simple">https://cloud.google.com/products/calculator
https://cloud.google.com/compute/all-pricing?hl=en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g2-standard-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7068" calcext:value-type="float">
            <text:p>0.7068</text:p>
          </table:table-cell>
          <table:table-cell table:style-name="ce1" office:value-type="string" calcext:value-type="string">
            <text:p>–</text:p>
          </table:table-cell>
          <table:table-cell/>
          <table:table-cell table:style-name="ce1" office:value-type="float" office:value="548.99" calcext:value-type="float">
            <text:p>548.99</text:p>
          </table:table-cell>
          <table:table-cell table:style-name="ce1" office:value-type="float" office:value="346.97" calcext:value-type="float">
            <text:p>346.97</text:p>
          </table:table-cell>
          <table:table-cell table:style-name="ce4" office:value-type="float" office:value="248.69" calcext:value-type="float">
            <text:p>248.69</text:p>
          </table:table-cell>
          <table:table-cell table:style-name="ce4" office:value-type="float" office:value="216.32" calcext:value-type="float">
            <text:p>216.32</text:p>
          </table:table-cell>
          <table:table-cell table:style-name="ce11" office:value-type="string" calcext:value-type="string">
            <text:p><text:a xlink:href="https://cloud.google.com/products/calculator" xlink:type="simple">https://cloud.google.com/products/calculator
https://cloud.google.com/compute/all-pricing?hl=en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g2-standard-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8536" calcext:value-type="float">
            <text:p>0.8536</text:p>
          </table:table-cell>
          <table:table-cell table:style-name="ce1" office:value-type="string" calcext:value-type="string">
            <text:p>–</text:p>
          </table:table-cell>
          <table:table-cell/>
          <table:table-cell table:style-name="ce1" office:value-type="float" office:value="656.15" calcext:value-type="float">
            <text:p>656.15</text:p>
          </table:table-cell>
          <table:table-cell table:style-name="ce1" office:value-type="float" office:value="414.48" calcext:value-type="float">
            <text:p>414.48</text:p>
          </table:table-cell>
          <table:table-cell table:style-name="ce4" office:value-type="float" office:value="296.92" calcext:value-type="float">
            <text:p>296.92</text:p>
          </table:table-cell>
          <table:table-cell table:style-name="ce4" office:value-type="float" office:value="259.19" calcext:value-type="float">
            <text:p>259.19</text:p>
          </table:table-cell>
          <table:table-cell table:style-name="ce11" office:value-type="string" calcext:value-type="string">
            <text:p><text:a xlink:href="https://cloud.google.com/products/calculator" xlink:type="simple">https://cloud.google.com/products/calculator
https://cloud.google.com/compute/all-pricing?hl=en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g2-standard-2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.0008" calcext:value-type="float">
            <text:p>2.0008</text:p>
          </table:table-cell>
          <table:table-cell table:style-name="ce1" office:value-type="string" calcext:value-type="string">
            <text:p>–</text:p>
          </table:table-cell>
          <table:table-cell/>
          <table:table-cell table:style-name="ce10" office:value-type="float" office:value="1463.61" calcext:value-type="float">
            <text:p>1,463.61</text:p>
          </table:table-cell>
          <table:table-cell table:style-name="ce1" office:value-type="float" office:value="923.18" calcext:value-type="float">
            <text:p>923.18</text:p>
          </table:table-cell>
          <table:table-cell table:style-name="ce4" office:value-type="float" office:value="660.27" calcext:value-type="float">
            <text:p>660.27</text:p>
          </table:table-cell>
          <table:table-cell table:style-name="ce4" office:value-type="float" office:value="585.99" calcext:value-type="float">
            <text:p>585.99</text:p>
          </table:table-cell>
          <table:table-cell table:style-name="ce11" office:value-type="string" calcext:value-type="string">
            <text:p><text:a xlink:href="https://cloud.google.com/products/calculator" xlink:type="simple">https://cloud.google.com/products/calculator
https://cloud.google.com/compute/all-pricing?hl=en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a2-highgpu-1g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.673" calcext:value-type="float">
            <text:p>3.673</text:p>
          </table:table-cell>
          <table:table-cell table:style-name="ce1" office:value-type="string" calcext:value-type="string">
            <text:p>–</text:p>
          </table:table-cell>
          <table:table-cell/>
          <table:table-cell table:style-name="ce10" office:value-type="float" office:value="2714.57" calcext:value-type="float">
            <text:p>2,714.57</text:p>
          </table:table-cell>
          <table:table-cell table:style-name="ce10" office:value-type="float" office:value="1711.27" calcext:value-type="float">
            <text:p>1,711.27</text:p>
          </table:table-cell>
          <table:table-cell table:style-name="ce4" office:value-type="float" office:value="955.07" calcext:value-type="float">
            <text:p>955.07</text:p>
          </table:table-cell>
          <table:table-cell table:style-name="ce9" office:value-type="float" office:value="1063.93" calcext:value-type="float">
            <text:p>1,063.93</text:p>
          </table:table-cell>
          <table:table-cell table:style-name="ce11" office:value-type="string" calcext:value-type="string">
            <text:p><text:a xlink:href="https://cloud.google.com/products/calculator" xlink:type="simple">https://cloud.google.com/products/calculator
https://cloud.google.com/compute/all-pricing?hl=en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a2-highgpu-8g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29.387" calcext:value-type="float">
            <text:p>29.387</text:p>
          </table:table-cell>
          <table:table-cell table:style-name="ce1" office:value-type="string" calcext:value-type="string">
            <text:p>–</text:p>
          </table:table-cell>
          <table:table-cell/>
          <table:table-cell table:style-name="ce10" office:value-type="float" office:value="21695.57" calcext:value-type="float">
            <text:p>21,695.57</text:p>
          </table:table-cell>
          <table:table-cell table:style-name="ce10" office:value-type="float" office:value="13669.17" calcext:value-type="float">
            <text:p>13,669.17</text:p>
          </table:table-cell>
          <table:table-cell table:style-name="ce9" office:value-type="float" office:value="7619.54" calcext:value-type="float">
            <text:p>7,619.54</text:p>
          </table:table-cell>
          <table:table-cell table:style-name="ce9" office:value-type="float" office:value="8490.46" calcext:value-type="float">
            <text:p>8,490.46</text:p>
          </table:table-cell>
          <table:table-cell table:style-name="ce11" office:value-type="string" calcext:value-type="string">
            <text:p><text:a xlink:href="https://cloud.google.com/products/calculator" xlink:type="simple">https://cloud.google.com/products/calculator
https://cloud.google.com/compute/all-pricing?hl=en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a2-megagpu-16g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55.74" calcext:value-type="float">
            <text:p>55.74</text:p>
          </table:table-cell>
          <table:table-cell table:style-name="ce1" office:value-type="string" calcext:value-type="string">
            <text:p>–</text:p>
          </table:table-cell>
          <table:table-cell/>
          <table:table-cell table:style-name="ce10" office:value-type="float" office:value="40932.84" calcext:value-type="float">
            <text:p>40,932.84</text:p>
          </table:table-cell>
          <table:table-cell table:style-name="ce10" office:value-type="float" office:value="25788.5" calcext:value-type="float">
            <text:p>25,788.50</text:p>
          </table:table-cell>
          <table:table-cell table:style-name="ce9" office:value-type="float" office:value="14352.72" calcext:value-type="float">
            <text:p>14,352.72</text:p>
          </table:table-cell>
          <table:table-cell table:style-name="ce9" office:value-type="float" office:value="16031.5" calcext:value-type="float">
            <text:p>16,031.50</text:p>
          </table:table-cell>
          <table:table-cell table:style-name="ce11" office:value-type="string" calcext:value-type="string">
            <text:p><text:a xlink:href="https://cloud.google.com/products/calculator" xlink:type="simple">https://cloud.google.com/products/calculator
https://cloud.google.com/compute/all-pricing?hl=en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a2-ultragpu-4g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20.275" calcext:value-type="float">
            <text:p>20.275</text:p>
          </table:table-cell>
          <table:table-cell table:style-name="ce1" office:value-type="float" office:value="14767" calcext:value-type="float">
            <text:p>14767</text:p>
          </table:table-cell>
          <table:table-cell/>
          <table:table-cell table:style-name="ce10" office:value-type="float" office:value="14803.89" calcext:value-type="float">
            <text:p>14,803.89</text:p>
          </table:table-cell>
          <table:table-cell/>
          <table:table-cell table:style-name="ce4"/>
          <table:table-cell table:style-name="ce9" office:value-type="float" office:value="5905.51" calcext:value-type="float">
            <text:p>5,905.51</text:p>
          </table:table-cell>
          <table:table-cell table:style-name="ce11" office:value-type="string" calcext:value-type="string">
            <text:p><text:a xlink:href="https://cloud.google.com/products/calculator" xlink:type="simple">https://cloud.google.com/products/calculator
https://cloud.google.com/compute/all-pricing?hl=en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a2-ultragpu-8g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40.55" calcext:value-type="float">
            <text:p>40.55</text:p>
          </table:table-cell>
          <table:table-cell table:style-name="ce1" office:value-type="float" office:value="29534" calcext:value-type="float">
            <text:p>29534</text:p>
          </table:table-cell>
          <table:table-cell/>
          <table:table-cell table:style-name="ce10" office:value-type="float" office:value="29604.78" calcext:value-type="float">
            <text:p>29,604.78</text:p>
          </table:table-cell>
          <table:table-cell/>
          <table:table-cell table:style-name="ce4"/>
          <table:table-cell table:style-name="ce9" office:value-type="float" office:value="11808.02" calcext:value-type="float">
            <text:p>11,808.02</text:p>
          </table:table-cell>
          <table:table-cell table:style-name="ce11" office:value-type="string" calcext:value-type="string">
            <text:p><text:a xlink:href="https://cloud.google.com/products/calculator" xlink:type="simple">https://cloud.google.com/products/calculator
https://cloud.google.com/compute/all-pricing?hl=en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a3-highgpu-8g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88.49" calcext:value-type="float">
            <text:p>88.49</text:p>
          </table:table-cell>
          <table:table-cell table:style-name="ce1" office:value-type="float" office:value="64464" calcext:value-type="float">
            <text:p>64464</text:p>
          </table:table-cell>
          <table:table-cell/>
          <table:table-cell table:style-name="ce10" office:value-type="float" office:value="64600.1" calcext:value-type="float">
            <text:p>64,600.10</text:p>
          </table:table-cell>
          <table:table-cell table:style-name="ce10" office:value-type="float" office:value="44812.48" calcext:value-type="float">
            <text:p>44,812.48</text:p>
          </table:table-cell>
          <table:table-cell table:style-name="ce9" office:value-type="float" office:value="28373.4" calcext:value-type="float">
            <text:p>28,373.40</text:p>
          </table:table-cell>
          <table:table-cell table:style-name="ce9" office:value-type="float" office:value="14869.21" calcext:value-type="float">
            <text:p>14,869.21</text:p>
          </table:table-cell>
          <table:table-cell table:style-name="ce11" office:value-type="string" calcext:value-type="string">
            <text:p><text:a xlink:href="https://cloud.google.com/products/calculator" xlink:type="simple">https://cloud.google.com/products/calculator
https://cloud.google.com/compute/all-pricing?hl=en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a3-ultragpu-8g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84.807" calcext:value-type="float">
            <text:p>84.807</text:p>
          </table:table-cell>
          <table:table-cell table:style-name="ce1" office:value-type="float" office:value="61641" calcext:value-type="float">
            <text:p>61641</text:p>
          </table:table-cell>
          <table:table-cell/>
          <table:table-cell table:style-name="ce10" office:value-type="float" office:value="61911.44" calcext:value-type="float">
            <text:p>61,911.44</text:p>
          </table:table-cell>
          <table:table-cell table:style-name="ce10" office:value-type="float" office:value="42686.91" calcext:value-type="float">
            <text:p>42,686.91</text:p>
          </table:table-cell>
          <table:table-cell table:style-name="ce9" office:value-type="float" office:value="27164.55" calcext:value-type="float">
            <text:p>27,164.55</text:p>
          </table:table-cell>
          <table:table-cell table:style-name="ce9" office:value-type="float" office:value="24632.41" calcext:value-type="float">
            <text:p>24,632.41</text:p>
          </table:table-cell>
          <table:table-cell table:style-name="ce11" office:value-type="string" calcext:value-type="string">
            <text:p><text:a xlink:href="https://cloud.google.com/products/calculator" xlink:type="simple">https://cloud.google.com/products/calculator
https://cloud.google.com/compute/all-pricing?hl=en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nvidia-t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307" calcext:value-type="float">
            <text:p>307</text:p>
          </table:table-cell>
          <table:table-cell table:number-columns-repeated="3"/>
          <table:table-cell table:style-name="ce4" table:number-columns-repeated="2"/>
          <table:table-cell table:style-name="ce11" office:value-type="string" calcext:value-type="string">
            <text:p><text:a xlink:href="https://cloud.google.com/products/calculator" xlink:type="simple">https://cloud.google.com/products/calculator
https://cloud.google.com/compute/all-pricing?hl=en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nvidia-p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422" calcext:value-type="float">
            <text:p>422</text:p>
          </table:table-cell>
          <table:table-cell table:number-columns-repeated="3"/>
          <table:table-cell table:style-name="ce4" table:number-columns-repeated="2"/>
          <table:table-cell table:style-name="ce2" office:value-type="string" calcext:value-type="string">
            <text:p><text:a xlink:href="https://cloud.google.com/compute/all-pricing?hl=en" xlink:type="simple">https://cloud.google.com/compute/all-pricing?hl=en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nvidia-p1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.46" calcext:value-type="float">
            <text:p>1.46</text:p>
          </table:table-cell>
          <table:table-cell table:style-name="ce1" office:value-type="float" office:value="671" calcext:value-type="float">
            <text:p>671</text:p>
          </table:table-cell>
          <table:table-cell table:number-columns-repeated="3"/>
          <table:table-cell table:style-name="ce4" table:number-columns-repeated="2"/>
          <table:table-cell table:style-name="ce2" office:value-type="string" calcext:value-type="string">
            <text:p><text:a xlink:href="https://cloud.google.com/compute/all-pricing?hl=en" xlink:type="simple">https://cloud.google.com/compute/all-pricing?hl=en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nvidia-v1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.48" calcext:value-type="float">
            <text:p>2.48</text:p>
          </table:table-cell>
          <table:table-cell table:number-columns-repeated="2"/>
          <table:table-cell table:style-name="ce4" table:number-columns-repeated="4"/>
          <table:table-cell table:style-name="ce2" office:value-type="string" calcext:value-type="string">
            <text:p><text:a xlink:href="https://cloud.google.com/compute/all-pricing?hl=en" xlink:type="simple">https://cloud.google.com/compute/all-pricing?hl=en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p3.2xlarg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.06" calcext:value-type="float">
            <text:p>3.06</text:p>
          </table:table-cell>
          <table:table-cell table:style-name="ce8"/>
          <table:table-cell/>
          <table:table-cell table:style-name="ce4"/>
          <table:table-cell table:style-name="ce4" office:value-type="float" office:value="1754.19" calcext:value-type="float">
            <text:p>1754.19</text:p>
          </table:table-cell>
          <table:table-cell table:style-name="ce4" office:value-type="float" office:value="1310.35" calcext:value-type="float">
            <text:p>1310.35</text:p>
          </table:table-cell>
          <table:table-cell table:style-name="ce4" office:value-type="float" office:value="625.46" calcext:value-type="float">
            <text:p>625.46</text:p>
          </table:table-cell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p3.8xlarg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.24" calcext:value-type="float">
            <text:p>12.24</text:p>
          </table:table-cell>
          <table:table-cell table:style-name="ce8"/>
          <table:table-cell/>
          <table:table-cell table:style-name="ce4"/>
          <table:table-cell table:style-name="ce4" office:value-type="float" office:value="7017.49" calcext:value-type="float">
            <text:p>7017.49</text:p>
          </table:table-cell>
          <table:table-cell table:style-name="ce4" office:value-type="float" office:value="5239.94" calcext:value-type="float">
            <text:p>5239.94</text:p>
          </table:table-cell>
          <table:table-cell table:style-name="ce4" office:value-type="float" office:value="2055.1" calcext:value-type="float">
            <text:p>2055.1</text:p>
          </table:table-cell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p3.16xlarg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4.48" calcext:value-type="float">
            <text:p>24.48</text:p>
          </table:table-cell>
          <table:table-cell table:style-name="ce8"/>
          <table:table-cell/>
          <table:table-cell table:style-name="ce4"/>
          <table:table-cell table:style-name="ce4" office:value-type="float" office:value="14035.71" calcext:value-type="float">
            <text:p>14035.71</text:p>
          </table:table-cell>
          <table:table-cell table:style-name="ce4" office:value-type="float" office:value="10479.88" calcext:value-type="float">
            <text:p>10479.88</text:p>
          </table:table-cell>
          <table:table-cell table:style-name="ce4" office:value-type="float" office:value="4467.6" calcext:value-type="float">
            <text:p>4467.6</text:p>
          </table:table-cell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p3dn.24xlarge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1.212" calcext:value-type="float">
            <text:p>31.212</text:p>
          </table:table-cell>
          <table:table-cell table:style-name="ce8"/>
          <table:table-cell/>
          <table:table-cell table:style-name="ce4"/>
          <table:table-cell table:style-name="ce4" office:value-type="float" office:value="16129.35" calcext:value-type="float">
            <text:p>16129.35</text:p>
          </table:table-cell>
          <table:table-cell table:style-name="ce4" office:value-type="float" office:value="12053.03" calcext:value-type="float">
            <text:p>12053.03</text:p>
          </table:table-cell>
          <table:table-cell table:style-name="ce4" office:value-type="float" office:value="6607.58" calcext:value-type="float">
            <text:p>6607.58</text:p>
          </table:table-cell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p4d.24xlarge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21.957642" calcext:value-type="float">
            <text:p>21.957642</text:p>
          </table:table-cell>
          <table:table-cell table:style-name="ce8"/>
          <table:table-cell/>
          <table:table-cell table:style-name="ce4"/>
          <table:table-cell table:style-name="ce4" office:value-type="float" office:value="12194.88" calcext:value-type="float">
            <text:p>12194.88</text:p>
          </table:table-cell>
          <table:table-cell table:style-name="ce4" office:value-type="float" office:value="10949.09" calcext:value-type="float">
            <text:p>10949.09</text:p>
          </table:table-cell>
          <table:table-cell table:style-name="ce4" office:value-type="float" office:value="7052.79" calcext:value-type="float">
            <text:p>7052.79</text:p>
          </table:table-cell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p5.48xlarge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55.04" calcext:value-type="float">
            <text:p>55.04</text:p>
          </table:table-cell>
          <table:table-cell table:style-name="ce8"/>
          <table:table-cell/>
          <table:table-cell table:style-name="ce4"/>
          <table:table-cell table:style-name="ce4" office:value-type="float" office:value="31641.12" calcext:value-type="float">
            <text:p>31641.12</text:p>
          </table:table-cell>
          <table:table-cell table:style-name="ce4" office:value-type="float" office:value="29507.61" calcext:value-type="float">
            <text:p>29507.61</text:p>
          </table:table-cell>
          <table:table-cell table:style-name="ce4" office:value-type="float" office:value="13660.93" calcext:value-type="float">
            <text:p>13660.93</text:p>
          </table:table-cell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3s.xlarg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75" calcext:value-type="float">
            <text:p>0.75</text:p>
          </table:table-cell>
          <table:table-cell table:style-name="ce8"/>
          <table:table-cell/>
          <table:table-cell table:style-name="ce4"/>
          <table:table-cell table:style-name="ce4" office:value-type="float" office:value="462.82" calcext:value-type="float">
            <text:p>462.82</text:p>
          </table:table-cell>
          <table:table-cell table:style-name="ce4" office:value-type="float" office:value="367.19" calcext:value-type="float">
            <text:p>367.19</text:p>
          </table:table-cell>
          <table:table-cell table:style-name="ce4"/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3.4xlarg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.14" calcext:value-type="float">
            <text:p>1.14</text:p>
          </table:table-cell>
          <table:table-cell table:style-name="ce8"/>
          <table:table-cell/>
          <table:table-cell table:style-name="ce4"/>
          <table:table-cell table:style-name="ce4" office:value-type="float" office:value="653.2" calcext:value-type="float">
            <text:p>653.2</text:p>
          </table:table-cell>
          <table:table-cell table:style-name="ce4" office:value-type="float" office:value="487.79" calcext:value-type="float">
            <text:p>487.79</text:p>
          </table:table-cell>
          <table:table-cell table:style-name="ce4"/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3.8xlarg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.28" calcext:value-type="float">
            <text:p>2.28</text:p>
          </table:table-cell>
          <table:table-cell table:style-name="ce8"/>
          <table:table-cell/>
          <table:table-cell table:style-name="ce4"/>
          <table:table-cell table:style-name="ce4" office:value-type="float" office:value="1306.34" calcext:value-type="float">
            <text:p>1306.34</text:p>
          </table:table-cell>
          <table:table-cell table:style-name="ce4" office:value-type="float" office:value="975.5" calcext:value-type="float">
            <text:p>975.5</text:p>
          </table:table-cell>
          <table:table-cell table:style-name="ce4"/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3.16xlarg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.56" calcext:value-type="float">
            <text:p>4.56</text:p>
          </table:table-cell>
          <table:table-cell table:style-name="ce8"/>
          <table:table-cell/>
          <table:table-cell table:style-name="ce4"/>
          <table:table-cell table:style-name="ce4" office:value-type="float" office:value="2612.67" calcext:value-type="float">
            <text:p>2612.67</text:p>
          </table:table-cell>
          <table:table-cell table:style-name="ce4" office:value-type="float" office:value="1951.07" calcext:value-type="float">
            <text:p>1951.07</text:p>
          </table:table-cell>
          <table:table-cell table:style-name="ce4"/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4dn.xlarg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526" calcext:value-type="float">
            <text:p>0.526</text:p>
          </table:table-cell>
          <table:table-cell table:style-name="ce8"/>
          <table:table-cell/>
          <table:table-cell table:style-name="ce4"/>
          <table:table-cell table:style-name="ce4" office:value-type="float" office:value="278.13" calcext:value-type="float">
            <text:p>278.13</text:p>
          </table:table-cell>
          <table:table-cell table:style-name="ce4" office:value-type="float" office:value="199.29" calcext:value-type="float">
            <text:p>199.29</text:p>
          </table:table-cell>
          <table:table-cell table:style-name="ce4" office:value-type="float" office:value="157.43" calcext:value-type="float">
            <text:p>157.43</text:p>
          </table:table-cell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 table:visibility="collapse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4dn.2xlarge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8"/>
          <table:table-cell/>
          <table:table-cell table:style-name="ce4" table:number-columns-repeated="4"/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 table:visibility="collapse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4dn.4xlarge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8"/>
          <table:table-cell/>
          <table:table-cell table:style-name="ce4" table:number-columns-repeated="4"/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 table:visibility="collapse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4dn.8xlarge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8"/>
          <table:table-cell/>
          <table:table-cell table:style-name="ce4" table:number-columns-repeated="4"/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4dn.12xlarg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.912" calcext:value-type="float">
            <text:p>3.912</text:p>
          </table:table-cell>
          <table:table-cell table:style-name="ce8"/>
          <table:table-cell/>
          <table:table-cell table:style-name="ce4"/>
          <table:table-cell table:style-name="ce4" office:value-type="float" office:value="2068.82" calcext:value-type="float">
            <text:p>2068.82</text:p>
          </table:table-cell>
          <table:table-cell table:style-name="ce4" office:value-type="float" office:value="1480.44" calcext:value-type="float">
            <text:p>1480.44</text:p>
          </table:table-cell>
          <table:table-cell table:style-name="ce4" office:value-type="float" office:value="999.52" calcext:value-type="float">
            <text:p>999.52</text:p>
          </table:table-cell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 table:visibility="collapse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4dn.16xlarge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8"/>
          <table:table-cell/>
          <table:table-cell table:style-name="ce4" table:number-columns-repeated="4"/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5.xlarg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.006" calcext:value-type="float">
            <text:p>1.006</text:p>
          </table:table-cell>
          <table:table-cell table:style-name="ce8"/>
          <table:table-cell/>
          <table:table-cell table:style-name="ce4"/>
          <table:table-cell table:style-name="ce4" office:value-type="float" office:value="578.33" calcext:value-type="float">
            <text:p>578.33</text:p>
          </table:table-cell>
          <table:table-cell table:style-name="ce4" office:value-type="float" office:value="396.57" calcext:value-type="float">
            <text:p>396.57</text:p>
          </table:table-cell>
          <table:table-cell table:style-name="ce4" office:value-type="float" office:value="315.78" calcext:value-type="float">
            <text:p>315.78</text:p>
          </table:table-cell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 table:visibility="collapse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5.2xlarge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8"/>
          <table:table-cell/>
          <table:table-cell table:style-name="ce4" table:number-columns-repeated="4"/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 table:visibility="collapse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5.4xlarge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8"/>
          <table:table-cell/>
          <table:table-cell table:style-name="ce4" table:number-columns-repeated="4"/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 table:visibility="collapse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5.8xlarge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8"/>
          <table:table-cell/>
          <table:table-cell table:style-name="ce4" table:number-columns-repeated="4"/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 table:visibility="collapse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5.16xlarge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8"/>
          <table:table-cell/>
          <table:table-cell table:style-name="ce4" table:number-columns-repeated="4"/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5.12xlarg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.672" calcext:value-type="float">
            <text:p>5.672</text:p>
          </table:table-cell>
          <table:table-cell table:style-name="ce8"/>
          <table:table-cell/>
          <table:table-cell table:style-name="ce4"/>
          <table:table-cell table:style-name="ce4" office:value-type="float" office:value="3260.69" calcext:value-type="float">
            <text:p>3260.69</text:p>
          </table:table-cell>
          <table:table-cell table:style-name="ce4" office:value-type="float" office:value="2235.9" calcext:value-type="float">
            <text:p>2235.9</text:p>
          </table:table-cell>
          <table:table-cell table:style-name="ce4" office:value-type="float" office:value="1821.85" calcext:value-type="float">
            <text:p>1821.85</text:p>
          </table:table-cell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 table:visibility="collapse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5.24xlarge</text:p>
          </table:table-cell>
          <table:table-cell table:style-name="ce1" office:value-type="float" office:value="96" calcext:value-type="float">
            <text:p>96</text:p>
          </table:table-cell>
          <table:table-cell table:style-name="ce1"/>
          <table:table-cell table:style-name="ce8"/>
          <table:table-cell/>
          <table:table-cell table:style-name="ce4" table:number-columns-repeated="4"/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5.48xlarge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6.288" calcext:value-type="float">
            <text:p>16.288</text:p>
          </table:table-cell>
          <table:table-cell table:style-name="ce8"/>
          <table:table-cell/>
          <table:table-cell table:style-name="ce4"/>
          <table:table-cell table:style-name="ce4" office:value-type="float" office:value="9363.56" calcext:value-type="float">
            <text:p>9363.56</text:p>
          </table:table-cell>
          <table:table-cell table:style-name="ce4" office:value-type="float" office:value="6420.73" calcext:value-type="float">
            <text:p>6420.73</text:p>
          </table:table-cell>
          <table:table-cell table:style-name="ce4" office:value-type="float" office:value="5231.71" calcext:value-type="float">
            <text:p>5231.71</text:p>
          </table:table-cell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6.xlarg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8048" calcext:value-type="float">
            <text:p>0.8048</text:p>
          </table:table-cell>
          <table:table-cell table:style-name="ce8"/>
          <table:table-cell/>
          <table:table-cell table:style-name="ce4"/>
          <table:table-cell table:style-name="ce4" office:value-type="float" office:value="478.08" calcext:value-type="float">
            <text:p>478.08</text:p>
          </table:table-cell>
          <table:table-cell table:style-name="ce4" office:value-type="float" office:value="337.08" calcext:value-type="float">
            <text:p>337.08</text:p>
          </table:table-cell>
          <table:table-cell table:style-name="ce4" office:value-type="float" office:value="299.63" calcext:value-type="float">
            <text:p>299.63</text:p>
          </table:table-cell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 table:visibility="collapse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6.2xlarge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8"/>
          <table:table-cell/>
          <table:table-cell table:style-name="ce4" table:number-columns-repeated="4"/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 table:visibility="collapse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6.4xlarge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8"/>
          <table:table-cell/>
          <table:table-cell table:style-name="ce4" table:number-columns-repeated="4"/>
          <table:table-cell table:number-columns-repeated="1014"/>
        </table:table-row>
        <table:table-row table:style-name="ro1" table:visibility="collapse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6.8xlarge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8"/>
          <table:table-cell/>
          <table:table-cell table:style-name="ce4" table:number-columns-repeated="4"/>
          <table:table-cell table:number-columns-repeated="1014"/>
        </table:table-row>
        <table:table-row table:style-name="ro1" table:visibility="collapse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6.16.xlarge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8"/>
          <table:table-cell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6.12xlarg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.6016" calcext:value-type="float">
            <text:p>4.6016</text:p>
          </table:table-cell>
          <table:table-cell table:style-name="ce8"/>
          <table:table-cell/>
          <table:table-cell table:style-name="ce4"/>
          <table:table-cell table:style-name="ce4" office:value-type="float" office:value="2733.52" calcext:value-type="float">
            <text:p>2733.52</text:p>
          </table:table-cell>
          <table:table-cell table:style-name="ce4" office:value-type="float" office:value="1927.32" calcext:value-type="float">
            <text:p>1927.32</text:p>
          </table:table-cell>
          <table:table-cell table:style-name="ce4" office:value-type="float" office:value="1645.99" calcext:value-type="float">
            <text:p>1645.99</text:p>
          </table:table-cell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 table:visibility="collapse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6.24xlarge</text:p>
          </table:table-cell>
          <table:table-cell table:style-name="ce1" office:value-type="float" office:value="96" calcext:value-type="float">
            <text:p>96</text:p>
          </table:table-cell>
          <table:table-cell table:style-name="ce1"/>
          <table:table-cell table:style-name="ce8"/>
          <table:table-cell/>
          <table:table-cell table:style-name="ce4" table:number-columns-repeated="4"/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6.48xlarge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3.3504" calcext:value-type="float">
            <text:p>13.3504</text:p>
          </table:table-cell>
          <table:table-cell table:style-name="ce8"/>
          <table:table-cell/>
          <table:table-cell table:style-name="ce4"/>
          <table:table-cell table:style-name="ce4" office:value-type="float" office:value="7930.64" calcext:value-type="float">
            <text:p>7930.64</text:p>
          </table:table-cell>
          <table:table-cell table:style-name="ce4" office:value-type="float" office:value="5591.65" calcext:value-type="float">
            <text:p>5591.65</text:p>
          </table:table-cell>
          <table:table-cell table:style-name="ce4" office:value-type="float" office:value="4483.06" calcext:value-type="float">
            <text:p>4483.06</text:p>
          </table:table-cell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 table:visibility="collapse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6.metal</text:p>
          </table:table-cell>
          <table:table-cell table:style-name="ce1" office:value-type="float" office:value="192" calcext:value-type="float">
            <text:p>192</text:p>
          </table:table-cell>
          <table:table-cell table:style-name="ce1"/>
          <table:table-cell table:style-name="ce8"/>
          <table:table-cell/>
          <table:table-cell table:style-name="ce4" table:number-columns-repeated="4"/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r6.4xlarg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.5392" calcext:value-type="float">
            <text:p>1.5392</text:p>
          </table:table-cell>
          <table:table-cell table:style-name="ce8"/>
          <table:table-cell/>
          <table:table-cell table:style-name="ce4"/>
          <table:table-cell table:style-name="ce4" office:value-type="float" office:value="914.34" calcext:value-type="float">
            <text:p>914.34</text:p>
          </table:table-cell>
          <table:table-cell table:style-name="ce4" office:value-type="float" office:value="644.68" calcext:value-type="float">
            <text:p>644.68</text:p>
          </table:table-cell>
          <table:table-cell table:style-name="ce4" office:value-type="float" office:value="528.1" calcext:value-type="float">
            <text:p>528.1</text:p>
          </table:table-cell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6e.xlarg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.861" calcext:value-type="float">
            <text:p>1.861</text:p>
          </table:table-cell>
          <table:table-cell table:style-name="ce8"/>
          <table:table-cell/>
          <table:table-cell table:style-name="ce4"/>
          <table:table-cell table:style-name="ce4" office:value-type="float" office:value="1027.05" calcext:value-type="float">
            <text:p>1027.05</text:p>
          </table:table-cell>
          <table:table-cell table:style-name="ce4" office:value-type="float" office:value="704.26" calcext:value-type="float">
            <text:p>704.26</text:p>
          </table:table-cell>
          <table:table-cell table:style-name="ce4" office:value-type="float" office:value="801.53" calcext:value-type="float">
            <text:p>801.53</text:p>
          </table:table-cell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 table:visibility="collapse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6e.2xlarge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8"/>
          <table:table-cell/>
          <table:table-cell table:style-name="ce4" table:number-columns-repeated="4"/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 table:visibility="collapse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6e.4xlarge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8"/>
          <table:table-cell/>
          <table:table-cell table:style-name="ce4" table:number-columns-repeated="4"/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 table:visibility="collapse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6e.8xlarge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8"/>
          <table:table-cell/>
          <table:table-cell table:style-name="ce4" table:number-columns-repeated="4"/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 table:visibility="collapse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6e16.xlarge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8"/>
          <table:table-cell/>
          <table:table-cell table:style-name="ce4" table:number-columns-repeated="4"/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 table:visibility="collapse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6e12.xlarge</text:p>
          </table:table-cell>
          <table:table-cell table:style-name="ce1" office:value-type="float" office:value="192" calcext:value-type="float">
            <text:p>192</text:p>
          </table:table-cell>
          <table:table-cell table:style-name="ce1"/>
          <table:table-cell table:style-name="ce8"/>
          <table:table-cell/>
          <table:table-cell table:style-name="ce4" table:number-columns-repeated="4"/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 table:visibility="collapse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6e24.xlarge</text:p>
          </table:table-cell>
          <table:table-cell table:style-name="ce1" office:value-type="float" office:value="192" calcext:value-type="float">
            <text:p>192</text:p>
          </table:table-cell>
          <table:table-cell table:style-name="ce1"/>
          <table:table-cell table:style-name="ce8"/>
          <table:table-cell/>
          <table:table-cell table:style-name="ce4" table:number-columns-repeated="4"/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 table:visibility="collapse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6e48.xlarge</text:p>
          </table:table-cell>
          <table:table-cell table:style-name="ce1" office:value-type="float" office:value="384" calcext:value-type="float">
            <text:p>384</text:p>
          </table:table-cell>
          <table:table-cell table:style-name="ce1"/>
          <table:table-cell table:style-name="ce8"/>
          <table:table-cell/>
          <table:table-cell table:style-name="ce4" table:number-columns-repeated="4"/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gr6.8xlarg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.4464" calcext:value-type="float">
            <text:p>2.4464</text:p>
          </table:table-cell>
          <table:table-cell table:style-name="ce8"/>
          <table:table-cell/>
          <table:table-cell table:style-name="ce4"/>
          <table:table-cell table:style-name="ce4" office:value-type="float" office:value="1453.25" calcext:value-type="float">
            <text:p>1453.25</text:p>
          </table:table-cell>
          <table:table-cell table:style-name="ce4" office:value-type="float" office:value="1024.64" calcext:value-type="float">
            <text:p>1024.64</text:p>
          </table:table-cell>
          <table:table-cell table:style-name="ce4" office:value-type="float" office:value="803.64" calcext:value-type="float">
            <text:p>803.64</text:p>
          </table:table-cell>
          <table:table-cell table:style-name="ce2" office:value-type="string" calcext:value-type="string">
            <text:p><text:a xlink:href="https://calculator.aws/#/createCalculator/ec2-enhancement" xlink:type="simple">https://calculator.aws/#/createCalculator/ec2-enhancement</text:a></text:p>
          </table:table-cell>
          <table:table-cell table:number-columns-repeated="1013"/>
        </table:table-row>
        <table:table-row table:style-name="ro1" table:number-rows-repeated="38">
          <table:table-cell table:number-columns-repeated="2"/>
          <table:table-cell table:style-name="ce1"/>
          <table:table-cell table:number-columns-repeated="3"/>
          <table:table-cell table:style-name="ce4" table:number-columns-repeated="4"/>
          <table:table-cell table:number-columns-repeated="1014"/>
        </table:table-row>
        <table:table-row table:style-name="ro1" table:number-rows-repeated="882">
          <table:table-cell table:number-columns-repeated="6"/>
          <table:table-cell table:style-name="ce4" table:number-columns-repeated="4"/>
          <table:table-cell table:number-columns-repeated="1014"/>
        </table:table-row>
        <table:table-row table:style-name="ro2" table:number-rows-repeated="104758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Performance comparison'.$A$1" table:cell-range-address="$'GPU pricing comparison'.$A$1:.$K$986"/>
        </table:named-expressions>
      </table:table>
      <table:table table:name="OpenSource-LLMs" table:style-name="ta4">
        <table:table-column table:style-name="co13" table:default-cell-style-name="Default"/>
        <table:table-column table:style-name="co2" table:number-columns-repeated="1023" table:default-cell-style-name="Default"/>
        <table:table-row table:style-name="ro1">
          <table:table-cell table:style-name="ce4" office:value-type="string" calcext:value-type="string">
            <text:p>LLM</text:p>
          </table:table-cell>
          <table:table-cell table:style-name="ce4" office:value-type="string" calcext:value-type="string">
            <text:p>Model VRAM in FP8</text:p>
          </table:table-cell>
          <table:table-cell table:style-name="ce4" office:value-type="string" calcext:value-type="string">
            <text:p>Model VRAM in FP16</text:p>
          </table:table-cell>
          <table:table-cell table:style-name="ce4" office:value-type="string" calcext:value-type="string">
            <text:p>Number layers</text:p>
          </table:table-cell>
          <table:table-cell table:style-name="ce4" office:value-type="string" calcext:value-type="string">
            <text:p>Hidden dimens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huggingface.co/meta-llama/Llama-3.3-70B-Instruct" xlink:type="simple">Llama-3.3-70B-Instruct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12" table:formula="of:=[.B2]*2" office:value-type="float" office:value="140" calcext:value-type="float">
            <text:p>14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92" calcext:value-type="float">
            <text:p>81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huggingface.co/Qwen/Qwen3-VL-235B-A22B-Instruct" xlink:type="simple">Qwen3-VL-235B-A22B-Instruct</text:a></text:p>
          </table:table-cell>
          <table:table-cell table:style-name="ce4" office:value-type="float" office:value="235" calcext:value-type="float">
            <text:p>235</text:p>
          </table:table-cell>
          <table:table-cell table:style-name="ce12" table:formula="of:=[.B3]*2" office:value-type="float" office:value="470" calcext:value-type="float">
            <text:p>470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4096" calcext:value-type="float">
            <text:p>40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huggingface.co/zai-org/GLM-4.5" xlink:type="simple">GLM-4.5</text:a></text:p>
          </table:table-cell>
          <table:table-cell table:style-name="ce4" office:value-type="float" office:value="358" calcext:value-type="float">
            <text:p>358</text:p>
          </table:table-cell>
          <table:table-cell table:style-name="ce12" table:formula="of:=[.B4]*2" office:value-type="float" office:value="716" calcext:value-type="float">
            <text:p>716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5120" calcext:value-type="float">
            <text:p>51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huggingface.co/Qwen/Qwen3-Next-80B-A3B-Instruct" xlink:type="simple">Qwen3-Next-80B-A3B-Instruct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12" table:formula="of:=[.B5]*2" office:value-type="float" office:value="160" calcext:value-type="float">
            <text:p>16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048" calcext:value-type="float">
            <text:p>204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huggingface.co/meituan-longcat/LongCat-Flash-Chat" xlink:type="simple">LongCat-Flash-Chat</text:a></text:p>
          </table:table-cell>
          <table:table-cell table:style-name="ce1" office:value-type="float" office:value="562" calcext:value-type="float">
            <text:p>562</text:p>
          </table:table-cell>
          <table:table-cell table:style-name="ce12" table:formula="of:=[.B6]*2" office:value-type="float" office:value="1124" calcext:value-type="float">
            <text:p>112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144" calcext:value-type="float">
            <text:p>614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s://huggingface.co/Qwen/Qwen3-30B-A3B-Instruct-2507" xlink:type="simple">Qwen3-30B-A3B-Instruct-2507</text:a></text:p>
          </table:table-cell>
          <table:table-cell table:style-name="ce4" office:value-type="float" office:value="30.5" calcext:value-type="float">
            <text:p>30.5</text:p>
          </table:table-cell>
          <table:table-cell table:style-name="ce12" table:formula="of:=[.B7]*2" office:value-type="float" office:value="61" calcext:value-type="float">
            <text:p>6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048" calcext:value-type="float">
            <text:p>20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huggingface.co/google/gemma-3-27b-it" xlink:type="simple">gemma-3-27b-it</text:a></text:p>
          </table:table-cell>
          <table:table-cell table:style-name="ce1" office:value-type="float" office:value="27.4" calcext:value-type="float">
            <text:p>27.4</text:p>
          </table:table-cell>
          <table:table-cell table:style-name="ce12" table:formula="of:=[.B8]*2" office:value-type="float" office:value="54.8" calcext:value-type="float">
            <text:p>54.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376" calcext:value-type="float">
            <text:p>53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huggingface.co/mistralai/Mistral-Small-3.2-24B-Instruct-2506" xlink:type="simple">Mistral-Small-3.2-24B-Instruct-2506</text:a></text:p>
          </table:table-cell>
          <table:table-cell table:style-name="ce1" office:value-type="float" office:value="24" calcext:value-type="float">
            <text:p>24</text:p>
          </table:table-cell>
          <table:table-cell table:style-name="ce12" table:formula="of:=[.B9]*2" office:value-type="float" office:value="48" calcext:value-type="float">
            <text:p>4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120" calcext:value-type="float">
            <text:p>51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huggingface.co/google/gemma-3-12b-it" xlink:type="simple">gemma-3-12b-it</text:a></text:p>
          </table:table-cell>
          <table:table-cell table:style-name="ce1" office:value-type="float" office:value="12" calcext:value-type="float">
            <text:p>12</text:p>
          </table:table-cell>
          <table:table-cell table:style-name="ce12" table:formula="of:=[.B10]*2" office:value-type="float" office:value="24" calcext:value-type="float">
            <text:p>2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840" calcext:value-type="float">
            <text:p>38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huggingface.co/google/gemma-3-4b-it" xlink:type="simple">gemma-3-4b-it</text:a></text:p>
          </table:table-cell>
          <table:table-cell table:style-name="ce1" office:value-type="float" office:value="4.3" calcext:value-type="float">
            <text:p>4.3</text:p>
          </table:table-cell>
          <table:table-cell table:style-name="ce12" table:formula="of:=[.B11]*2" office:value-type="float" office:value="8.6" calcext:value-type="float">
            <text:p>8.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560" calcext:value-type="float">
            <text:p>25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huggingface.co/meta-llama/Llama-3.1-8B-Instruct" xlink:type="simple">Llama-3.1-8B-Instruct</text:a></text:p>
          </table:table-cell>
          <table:table-cell table:style-name="ce1" office:value-type="float" office:value="8.03" calcext:value-type="float">
            <text:p>8.03</text:p>
          </table:table-cell>
          <table:table-cell table:style-name="ce12" table:formula="of:=[.B12]*2" office:value-type="float" office:value="16.06" calcext:value-type="float">
            <text:p>16.0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96" calcext:value-type="float">
            <text:p>40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huggingface.co/openai/gpt-oss-120b" xlink:type="simple">gpt-oss-120b</text:a></text:p>
          </table:table-cell>
          <table:table-cell table:style-name="ce1" office:value-type="float" office:value="120" calcext:value-type="float">
            <text:p>120</text:p>
          </table:table-cell>
          <table:table-cell table:style-name="ce12" table:formula="of:=[.B13]*2" office:value-type="float" office:value="240" calcext:value-type="float">
            <text:p>24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880" calcext:value-type="float">
            <text:p>28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huggingface.co/openai/gpt-oss-20b" xlink:type="simple">gpt-oss-20b</text:a></text:p>
          </table:table-cell>
          <table:table-cell table:style-name="ce1" office:value-type="float" office:value="21.5" calcext:value-type="float">
            <text:p>21.5</text:p>
          </table:table-cell>
          <table:table-cell table:style-name="ce12" table:formula="of:=[.B14]*2" office:value-type="float" office:value="43" calcext:value-type="float">
            <text:p>4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880" calcext:value-type="float">
            <text:p>288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" table:formula="of:=[.B1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0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0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0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0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0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0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0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0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0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0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1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1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1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1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1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1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1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1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1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1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2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2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2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2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2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2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2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2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2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2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3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3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3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3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3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3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3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3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3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3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4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4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4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4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4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4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4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4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4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4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5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5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5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5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5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5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5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5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5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5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6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6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6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6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6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6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6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6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6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6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7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7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7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7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7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7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7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7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7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7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8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8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8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8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8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8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8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8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8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8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9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9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9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9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9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9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9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9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9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9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0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0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0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0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0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0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0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0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0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0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1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1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1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1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1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1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1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1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1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1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2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2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2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2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2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2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2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2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2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2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3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3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3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3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3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3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3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3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3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3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4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4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4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4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4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4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4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4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4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4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5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5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5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5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5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5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5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5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5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5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6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6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6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6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6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6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6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6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6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6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7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7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7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7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7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7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7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7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7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7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8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8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8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8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8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8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8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8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8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8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9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9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9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9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9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9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9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9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9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29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0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0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0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0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0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0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0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0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0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0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1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1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1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1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1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1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1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1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1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1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2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2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2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2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2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2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2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2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2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2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3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3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3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3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3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3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3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3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3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3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4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4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4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4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4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4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4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4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4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4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5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5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5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5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5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5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5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5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5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5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6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6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6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6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6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6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6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6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6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6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7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7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7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7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7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7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7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7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7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7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8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8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8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8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8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8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8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8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8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8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9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9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9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9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9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9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9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9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9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39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0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0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0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0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0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0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0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0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0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0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1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1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1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1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1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1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1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1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1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1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2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2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2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2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2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2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2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2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2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2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3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3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3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3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3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3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3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3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3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3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4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4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4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4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4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4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4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4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4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4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5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5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5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5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5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5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5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5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5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5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6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6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6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6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6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6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6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6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6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6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7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7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7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7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7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7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7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7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7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7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8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8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8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8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8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8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8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8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8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8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9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9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9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9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9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9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9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9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9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49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0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0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0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0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0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0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0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0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0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0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1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1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1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1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1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1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1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1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1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1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2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2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2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2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2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2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2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2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2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2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3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3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3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3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3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3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3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3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3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3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4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4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4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4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4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4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4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4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4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4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5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5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5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5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5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5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5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5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5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5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6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6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6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6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6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6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6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6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6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6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7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7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7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7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7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7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7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7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7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7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8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8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8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8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8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8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8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8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8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8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9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9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9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9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9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9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9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9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9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59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0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0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0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0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0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0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0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0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0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0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1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1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1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1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1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1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1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1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1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1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2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2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2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2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2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2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2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2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2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2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3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3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3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3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3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3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3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3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3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3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4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4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4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4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4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4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4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4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4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4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5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5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5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5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5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5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5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5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5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5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6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6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6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6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6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6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6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6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6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6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7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7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7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7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7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7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7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7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7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7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8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8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8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8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8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8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8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8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8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8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9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9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9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9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9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9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9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9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9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69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0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0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0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0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0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0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0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0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0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0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1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1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1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1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1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1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1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1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1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1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2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2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2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2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2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2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2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2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2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2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3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3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3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3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3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3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3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3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3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3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4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4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4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4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4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4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4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4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4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4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5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5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5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5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5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5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5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5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5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5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6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6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6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6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6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6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6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6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6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6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7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7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7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7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7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7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7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7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7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7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8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8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8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8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8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8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8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8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8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8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9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9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9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9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9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9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9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9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9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79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0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0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0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0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0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0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0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0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0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0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1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1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1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1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1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1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1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1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1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1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2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2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2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2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2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2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2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2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2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2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3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3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3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3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3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3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3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3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3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3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4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4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4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4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4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4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4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4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4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4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5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5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5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5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5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5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5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5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5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5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6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6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6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6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6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6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6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6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6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6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7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7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7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7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7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7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7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7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7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7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8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8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8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8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8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8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8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8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8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8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9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9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9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9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9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9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9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9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9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89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0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0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0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0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0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0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0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0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0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0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1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1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1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1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1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1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1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1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1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1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2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2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2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2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2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2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2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2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2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2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3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3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3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3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3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3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3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3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3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3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4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4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4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4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4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4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4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4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4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4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5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5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5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5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5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5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5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5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5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5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6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6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6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6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6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6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6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6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6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6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7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7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7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7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7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7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7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7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7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7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8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8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8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8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8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8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8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8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8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8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90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91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92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93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94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95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96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97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98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999]*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table:formula="of:=[.B1000]*2"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Performance comparison'.$A$1" table:cell-range-address="$'OpenSource-LLMs'.$A$1:.$E$1000"/>
        </table:named-expressions>
      </table:table>
      <table:named-expressions/>
      <table:database-ranges>
        <table:database-range table:name="__Anonymous_Sheet_DB__0" table:target-range-address="'Performance comparison'.A1:'Performance comparison'.C1000" table:display-filter-buttons="true"/>
        <table:database-range table:name="__Anonymous_Sheet_DB__1" table:target-range-address="'Paid APIs - public pricing'.A1:'Paid APIs - public pricing'.E1007" table:display-filter-buttons="true"/>
        <table:database-range table:name="__Anonymous_Sheet_DB__2" table:target-range-address="'GPU pricing comparison'.A1:'GPU pricing comparison'.K986" table:display-filter-buttons="true"/>
        <table:database-range table:name="__Anonymous_Sheet_DB__3" table:target-range-address="'OpenSource-LLMs'.A1:'OpenSource-LLMs'.E10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mazon Ember&quot;" svg:font-family="'&quot;Amazon Ember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rformance_20_comparison" style:display-name="PageStyle_Performance compari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id_20_APIs_20_-_20_public_20_pricing" style:display-name="PageStyle_Paid APIs - public pric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PU_20_pricing_20_comparison" style:display-name="PageStyle_GPU pricing compari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enSource-LLMs" style:display-name="PageStyle_OpenSource-LL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683" meta:object-count="0"/>
    <meta:generator>LibreOfficeDev/6.0.5.2$Linux_X86_64 LibreOffice_project/</meta:generator>
  </office:meta>
</office:document-meta>
</file>